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>
      <style:paragraph-properties fo:text-align="center"/>
    </style:style>
    <style:style style:name="gr1" style:family="graphic">
      <style:graphic-properties draw:stroke="none" svg:stroke-color="#000000" draw:fill="none" draw:fill-color="#ffffff" fo:min-height="0.24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7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Queues</text:p>
      <text:p text:style-name="P3">This is not turn-in work, but these are all important facts you should learn.</text:p>
      <text:p text:style-name="P3"/>
      <text:p text:style-name="P2">1.<text:tab/>Say we have a Queue:</text:p>
      <text:p text:style-name="P2"><draw:rect text:anchor-type="paragraph" draw:z-index="2" draw:style-name="gr3" draw:text-style-name="P6" svg:width="1.1807in" svg:height="0.4059in" svg:x="2.1516in" svg:y="0.0689in"><text:p text:style-name="P6">2</text:p></draw:rect><draw:frame text:anchor-type="paragraph" draw:z-index="1" draw:style-name="gr2" svg:width="1.2732in" svg:height="0.278in" svg:x="3.448in" svg:y="0.15in"><draw:text-box><text:p>Last</text:p></draw:text-box></draw:frame></text:p>
      <text:p text:style-name="P2"/>
      <text:p text:style-name="P2"><draw:rect text:anchor-type="paragraph" draw:z-index="3" draw:style-name="gr3" draw:text-style-name="P6" svg:width="1.1807in" svg:height="0.4059in" svg:x="2.1516in" svg:y="0.0909in"><text:p text:style-name="P6">1</text:p></draw:rect></text:p>
      <text:p text:style-name="P2"/>
      <text:p text:style-name="P2"><draw:rect text:anchor-type="paragraph" draw:z-index="4" draw:style-name="gr3" draw:text-style-name="P6" svg:width="1.1807in" svg:height="0.4059in" svg:x="2.1516in" svg:y="0.1134in"><text:p text:style-name="P6">0</text:p></draw:rect></text:p>
      <text:p text:style-name="P2"><draw:frame text:anchor-type="paragraph" draw:z-index="0" draw:style-name="gr1" svg:width="1.5398in" svg:height="0.2433in" svg:x="3.4362in" svg:y="0.0252in"><draw:text-box><text:p>First</text:p></draw:text-box></draw:frame></text:p>
      <text:p text:style-name="P2"/>
      <text:p text:style-name="P2"/>
      <text:p text:style-name="P2"><text:tab/>Which element is the only one accessible?</text:p>
      <text:p text:style-name="P2"/>
      <text:p text:style-name="P2"/>
      <text:p text:style-name="P2">2.<text:tab/>Name the 6 main functions a Queue class should have.</text:p>
      <text:p text:style-name="P2"/>
      <text:p text:style-name="P2"/>
      <text:p text:style-name="P2"/>
      <text:p text:style-name="P2"/>
      <text:p text:style-name="P2"/>
      <text:p text:style-name="P2">3.<text:tab/>Be able to implement a Que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in" fo:margin-right="0.0783in" fo:margin-top="0.0398in" fo:margin-bottom="0.0398in" fo:text-align="center" style:justify-single-word="false" fo:text-indent="0in" style:auto-text-indent="false"/>
    </style:style>
    <style:style style:name="WW-Heading" style:family="paragraph" style:parent-style-name="Standard">
      <style:paragraph-properties fo:margin-top="0.1654in" fo:margin-bottom="0.0827in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in" fo:margin-right="0in" fo:margin-top="0in" fo:margin-bottom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0in" fo:margin-right="0in" fo:margin-top="0in" fo:margin-bottom="0.1965in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0.9453in" fo:margin-right="0in" fo:margin-top="0in" fo:margin-bottom="0.1575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2.3626in" fo:margin-right="0in" fo:margin-top="0in" fo:margin-bottom="0.0398in" fo:text-indent="-0.2362in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2.8346in" fo:margin-right="0in" fo:margin-top="0in" fo:margin-bottom="0in" fo:text-indent="-0.2362in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3.3071in" fo:margin-right="0in" fo:margin-top="0in" fo:margin-bottom="0in" fo:text-indent="-0.2362in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3.7799in" fo:margin-right="0in" fo:margin-top="0in" fo:margin-bottom="0in" fo:text-indent="-0.2362in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4.252in" fo:margin-right="0in" fo:margin-top="0in" fo:margin-bottom="0in" fo:text-indent="-0.2362in" style:auto-text-indent="false">
        <style:tab-stops/>
      </style:paragraph-properties>
    </style:style>
    <style:style style:name="lyt-techpoly_7e_LT_7e_Gliederung_20_1" style:display-name="lyt-techpoly~LT~Gliederung 1" style:family="paragraph">
      <style:paragraph-properties fo:margin="100%" fo:margin-left="0in" fo:margin-right="0in" fo:margin-top="0in" fo:margin-bottom="0.1965in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="100%" fo:margin-left="0.9453in" fo:margin-right="0in" fo:margin-top="0in" fo:margin-bottom="0.1575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="100%"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="100%"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="100%" fo:margin-left="2.3626in" fo:margin-right="0in" fo:margin-top="0in" fo:margin-bottom="0.0398in" fo:text-indent="-0.2362in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="100%" fo:margin-left="2.8346in" fo:margin-right="0in" fo:margin-top="0in" fo:margin-bottom="0in" fo:text-indent="-0.2362in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="100%" fo:margin-left="3.3071in" fo:margin-right="0in" fo:margin-top="0in" fo:margin-bottom="0in" fo:text-indent="-0.2362in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="100%" fo:margin-left="3.7799in" fo:margin-right="0in" fo:margin-top="0in" fo:margin-bottom="0in" fo:text-indent="-0.2362in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="100%" fo:margin-left="4.252in" fo:margin-right="0in" fo:margin-top="0in" fo:margin-bottom="0in" fo:text-indent="-0.2362in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="100%" fo:margin-left="0in" fo:margin-right="0in" fo:margin-top="0in" fo:margin-bottom="0in" fo:text-align="center" style:justify-single-word="false" fo:text-indent="-0.2362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WW-Heading1" style:family="paragraph" style:parent-style-name="Standard">
      <style:paragraph-properties fo:margin-top="0.1654in" fo:margin-bottom="0.0827in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Queues - <text:page-number text:select-page="current">1</text:page-number>/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6T19:07:02</meta:creation-date>
    <dc:date>2013-07-25T09:38:32</dc:date>
    <meta:editing-duration>PT3H49M17S</meta:editing-duration>
    <meta:editing-cycles>293</meta:editing-cycles>
    <meta:generator>LibreOffice/3.5$Linux_X86_64 LibreOffice_project/350m1$Build-2</meta:generator>
    <meta:document-statistic meta:table-count="0" meta:image-count="0" meta:object-count="0" meta:page-count="1" meta:paragraph-count="7" meta:word-count="49" meta:character-count="246" meta:non-whitespace-character-count="203"/>
  </office:meta>
</office:document-meta>
</file>